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bold" officeooo:rsid="0016b21f" officeooo:paragraph-rsid="0016b21f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bin" fo:font-size="11pt" style:text-underline-style="none" fo:font-weight="bold" officeooo:rsid="0016b21f" officeooo:paragraph-rsid="0016b21f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bold" officeooo:paragraph-rsid="0016b21f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normal" officeooo:paragraph-rsid="0016b21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normal" officeooo:paragraph-rsid="0016ce81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normal" officeooo:paragraph-rsid="001c8bd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normal" officeooo:paragraph-rsid="0018a96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fo:font-weight="normal" officeooo:rsid="0016ce81" officeooo:paragraph-rsid="001c8bd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officeooo:paragraph-rsid="001c8bd4" style:font-size-asian="11pt" style:font-name-complex="Courier New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officeooo:paragraph-rsid="001c8bd4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bin" fo:font-size="11pt" officeooo:paragraph-rsid="001c8bd4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bin" fo:font-size="11pt" officeooo:paragraph-rsid="0016b21f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abin" fo:font-size="11pt" fo:font-weight="normal" officeooo:paragraph-rsid="001ce8fe" style:font-size-asian="11pt" style:font-size-complex="11pt"/>
    </style:style>
    <style:style style:name="P14" style:family="paragraph" style:parent-style-name="Standard">
      <style:text-properties style:font-name="sans-serif" fo:font-size="11pt" style:font-size-asian="11pt" style:font-size-complex="11pt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1c8bd4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Cabin" officeooo:paragraph-rsid="001c8bd4"/>
    </style:style>
    <style:style style:name="P17" style:family="paragraph" style:parent-style-name="Standard">
      <style:paragraph-properties fo:line-height="150%" fo:text-align="center" style:justify-single-word="false"/>
      <style:text-properties style:font-name="Cabin" fo:font-size="11pt" style:text-underline-style="none" fo:font-weight="bold" officeooo:rsid="0016b21f" officeooo:paragraph-rsid="0016b2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bin" fo:font-size="11pt" style:text-underline-style="none" officeooo:rsid="001ce8fe" officeooo:paragraph-rsid="001ce8fe" style:font-size-asian="11pt" style:font-name-complex="Courier New" style:font-size-complex="11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Cabin" fo:font-size="11pt" style:text-underline-style="none" fo:font-weight="normal" officeooo:paragraph-rsid="001c8bd4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officeooo:rsid="0016b21f"/>
    </style:style>
    <style:style style:name="T2" style:family="text">
      <style:text-properties officeooo:rsid="001ac8e7"/>
    </style:style>
    <style:style style:name="T3" style:family="text">
      <style:text-properties fo:font-size="11pt" style:text-underline-style="none" fo:font-weight="normal" officeooo:rsid="001c8bd4" style:font-size-asian="11pt" style:font-weight-asian="normal" style:font-size-complex="11pt" style:font-weight-complex="normal"/>
    </style:style>
    <style:style style:name="T4" style:family="text">
      <style:text-properties style:font-name-complex="Courier New"/>
    </style:style>
    <style:style style:name="T5" style:family="text">
      <style:text-properties officeooo:rsid="001ce8fe" style:font-name-complex="Courier New"/>
    </style:style>
    <style:style style:name="T6" style:family="text">
      <style:text-properties style:text-underline-style="none" fo:font-weight="normal" officeooo:rsid="0016ce81" style:font-size-asian="11pt" style:font-weight-asian="normal" style:font-size-complex="11pt" style:font-weight-complex="normal"/>
    </style:style>
    <style:style style:name="T7" style:family="text">
      <style:text-properties style:text-underline-style="none" fo:font-weight="normal" officeooo:rsid="001c8bd4" style:font-size-asian="11pt" style:font-weight-asian="normal" style:font-size-complex="11pt" style:font-weight-complex="normal"/>
    </style:style>
    <style:style style:name="T8" style:family="text">
      <style:text-properties style:text-underline-style="none" officeooo:rsid="001ce8fe" style:font-weight-asian="normal" style:font-weight-complex="normal"/>
    </style:style>
    <style:style style:name="T9" style:family="text">
      <style:text-properties officeooo:rsid="001c8bd4"/>
    </style:style>
    <style:style style:name="T10" style:family="text">
      <style:text-properties fo:color="#000000" style:font-name="Cabin" officeooo:rsid="001ac8e7"/>
    </style:style>
    <style:style style:name="T11" style:family="text">
      <style:text-properties fo:color="#000000" style:font-name="Cabin" fo:font-size="11pt" style:text-underline-style="none" fo:font-weight="normal" officeooo:rsid="001ac8e7" style:font-size-asian="11pt" style:font-weight-asian="normal" style:font-size-complex="11pt" style:font-weight-complex="normal"/>
    </style:style>
    <style:style style:name="T12" style:family="text">
      <style:text-properties fo:color="#000000" style:font-name="Cabin" fo:font-size="11pt" style:text-underline-style="none" fo:font-weight="normal" officeooo:rsid="001c8bd4" style:font-size-asian="11pt" style:font-weight-asian="normal" style:font-size-complex="11pt" style:font-weight-complex="normal"/>
    </style:style>
    <style:style style:name="T13" style:family="text">
      <style:text-properties fo:color="#000000" style:font-name="Cabin" style:text-underline-style="none"/>
    </style:style>
    <style:style style:name="T14" style:family="text">
      <style:text-properties fo:color="#000000" style:font-name="Cabin" officeooo:rsid="001c8bd4"/>
    </style:style>
    <style:style style:name="T15" style:family="text">
      <style:text-properties fo:color="#000000" style:font-name="Cabin" fo:font-style="italic" officeooo:rsid="001ac8e7" style:font-style-asian="italic" style:font-style-complex="italic"/>
    </style:style>
    <style:style style:name="T16" style:family="text">
      <style:text-properties fo:color="#000000" fo:font-style="italic" officeooo:rsid="001ac8e7" style:font-style-asian="italic" style:font-style-complex="italic"/>
    </style:style>
    <style:style style:name="T17" style:family="text">
      <style:text-properties fo:color="#000000" officeooo:rsid="001c8bd4"/>
    </style:style>
    <style:style style:name="T18" style:family="text">
      <style:text-properties fo:font-style="italic" officeooo:rsid="001ac8e7" style:font-style-asian="italic" style:font-style-complex="italic"/>
    </style:style>
    <style:style style:name="T19" style:family="text">
      <style:text-properties style:font-name="sans-serif" style:font-size-asian="11pt" style:font-size-complex="11pt"/>
    </style:style>
    <style:style style:name="T20" style:family="text">
      <style:text-properties officeooo:rsid="001ce8fe"/>
    </style:style>
    <style:style style:name="T21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lo Vivar Colina</text:p>
      <text:p text:style-name="P3"/>
      <text:p text:style-name="P2">Tarea 4.1 Quien emite los factores de emision de contaminantes por la combustion de energeticos como el diesel, la gasolina, el gas natural, etc?</text:p>
      <text:p text:style-name="P4"><text:a xlink:type="simple" xlink:href="https://energia-nuclear.net/definiciones/central-nuclear.html" text:style-name="Internet_20_link" text:visited-style-name="Visited_20_Internet_20_Link"><text:span text:style-name="T1"/></text:a></text:p>
      <text:p text:style-name="P16"><text:span text:style-name="T3">SEMARNAT: <text:tab/></text:span>La Secretaría de Medio Ambiente y Recursos Naturales</text:p>
      <text:p text:style-name="P15"><text:span text:style-name="T11">I</text:span><text:span text:style-name="T12">NECC:<text:tab/><text:tab/></text:span><text:a xlink:type="simple" xlink:href="https://www.gob.mx/inecc" text:style-name="Internet_20_link" text:visited-style-name="Visited_20_Internet_20_Link"><text:span text:style-name="T13">Instituto Nacional de Ecología y Cambio Climático</text:span></text:a></text:p>
      <text:p text:style-name="P19"><text:span text:style-name="T10">Misión </text:span><text:span text:style-name="T17">GINECEO</text:span><text:span text:style-name="T10">: “</text:span><text:span text:style-name="T15">Generar e integrar conocimiento técnico y científico e incrementar el capital humano calificado para la formulación, conduc</text:span><text:span text:style-name="T16">ción y evaluación</text:span><text:span text:style-name="T18"> de políticas públicas que conlleven a la protección del medio ambiente, preservación y restauración ecológica, crecimiento verde, así como la mitigación y adaptación al cambio climático en el país.”</text:span><text:span text:style-name="T2">   [1]</text:span></text:p>
      <text:p text:style-name="P2">Tarea <text:span text:style-name="T9">4</text:span>.<text:span text:style-name="T9">2</text:span> S<text:span text:style-name="T9">ecretaria de energía</text:span></text:p>
      <text:p text:style-name="P4"/>
      <text:p text:style-name="P13"><text:span text:style-name="T8">Actualmente en la SENER (Secretaria de Energía) se encuentra en el cargo </text:span><text:span text:style-name="T21">Norma Rocío Nahle García</text:span></text:p>
      <text:p text:style-name="P7"/>
      <text:p text:style-name="P2">Tarea <text:span text:style-name="T9">4</text:span>.<text:span text:style-name="T9">3</text:span> <text:span text:style-name="T9">Preguntas</text:span></text:p>
      <text:p text:style-name="P12"/>
      <text:p text:style-name="P9">1.- ¿Que entendió por hidrocarburos no convencionales?</text:p>
      <text:p text:style-name="P18">Hidrocarburos que están almacenados en rocas, no se ha terminado naturalmente su proceso de formación por lo que son de baja calidad y de muy difícil extracción, se necesita una gran cantidad de energía para extraerlos y se obtiene muy poca a cambio, sin mencionar que para su extracción es necesario utilizar agua potable (que también otros seres humanos necesitan) agregada con otros componentes químicos que deterioran el medio ambiente.</text:p>
      <text:p text:style-name="P18"/>
      <text:p text:style-name="P9">2.- Ambientalmente ¿Conviene utilizar hidrocarburos no convencionales como el energético del futuro?</text:p>
      <text:p text:style-name="P9"><text:tab/><text:span text:style-name="T20">No es recomendable utilizar este tipo de hidrocarburos ya que </text:span>afecta la geología del lugar, <text:span text:style-name="T20">aumenta la actividad sísmica, deteriora (si es que existen) mantos acuíferos cercanos, necesita agua potable, la cual es un recurso escaso, sin mencionar que su rentabilidad es baja</text:span>.</text:p>
      <text:p text:style-name="P9"/>
      <text:p text:style-name="P9">3.- ¿Que opciones usted propondría para utilizarlo o no utilizarlo?</text:p>
      <text:p text:style-name="P10"><text:span text:style-name="T4"><text:tab/></text:span><text:span text:style-name="T5">Invertir mas recursos en la investigación y desarrollo de energías alternativas, además del ahorro y uso eficiente de los recursos utilizados actualmente, y si se va a continuar con la extracción de hidrocarburos </text:span><text:soft-page-break/><text:span text:style-name="T5">no convencionales investigar sobre</text:span><text:span text:style-name="T4"> mejoras tecnológicas </text:span><text:span text:style-name="T5">(en las sustancias ocupadas o en el procedimiento)</text:span><text:span text:style-name="T4">, que <text:s/></text:span><text:span text:style-name="T5">tengan menor impacto </text:span><text:span text:style-name="T4">ambient</text:span><text:span text:style-name="T5">al</text:span><text:span text:style-name="T4">.</text:span></text:p>
      <text:p text:style-name="P6"/>
      <text:p text:style-name="P4"/>
      <text:p text:style-name="P1">Referencias:</text:p>
      <text:p text:style-name="P3"/>
      <text:p text:style-name="P11"><text:span text:style-name="T6">[1](201</text:span><text:span text:style-name="T7">4</text:span><text:span text:style-name="T6">) </text:span><text:span text:style-name="T19">Factores de emisión para los diferentes tipos de </text:span></text:p>
      <text:p text:style-name="P14">combustibles fósiles y alternativos que se consumen en </text:p>
      <text:p text:style-name="P14">México</text:p>
      <text:p text:style-name="P8">,<text:span text:style-name="T9">documento PDF</text:span>, disponible en: &lt;<text:span text:style-name="T9">https://www.gob.mx/cms/uploads/attachment/file/110131/CGCCDBC_2014_FE_tipos_combustibles_fosiles.pdf</text:span>&gt;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27:40.034308697</meta:creation-date>
    <dc:date>2019-03-02T23:16:51.653056377</dc:date>
    <meta:editing-duration>PT27M19S</meta:editing-duration>
    <meta:editing-cycles>5</meta:editing-cycles>
    <meta:generator>LibreOffice/5.2.7.2$Linux_x86 LibreOffice_project/20m0$Build-2</meta:generator>
    <meta:document-statistic meta:table-count="0" meta:image-count="0" meta:object-count="0" meta:page-count="2" meta:paragraph-count="19" meta:word-count="337" meta:character-count="2352" meta:non-whitespace-character-count="2024"/>
  </office:meta>
</office:document-meta>
</file>